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etWrappingSqlRowSetMetaData.getTableName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getColumnType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getColumnDisplaySize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getScale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getColumnName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getPrecision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getSchemaName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ResultSetWrappingSqlRowSetMetaData( ResultSetMetaData resultSet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WrappingSqlRowSetMetaData.isCaseSensitive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getColumn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getCatalogName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getColumn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ultSetWrappingSqlRowSetMetaData.getColumnClassName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isSigned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getColumnLabel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isCurrency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WrappingSqlRowSetMetaData.getColumnTypeName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